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951in" style:rel-column-width="4848*"/>
    </style:style>
    <style:style style:name="Table1.B" style:family="table-column">
      <style:table-column-properties style:column-width="3.1347in" style:rel-column-width="30693*"/>
    </style:style>
    <style:style style:name="Table1.C" style:family="table-column">
      <style:table-column-properties style:column-width="3.0632in" style:rel-column-width="299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42e" officeooo:paragraph-rsid="0002d42e"/>
    </style:style>
    <style:style style:name="P2" style:family="paragraph" style:parent-style-name="Table_20_Contents">
      <style:text-properties officeooo:rsid="000405d5" officeooo:paragraph-rsid="000405d5"/>
    </style:style>
    <style:style style:name="P3" style:family="paragraph" style:parent-style-name="Table_20_Contents">
      <style:text-properties officeooo:rsid="0004cd11" officeooo:paragraph-rsid="0004cd11"/>
    </style:style>
    <style:style style:name="P4" style:family="paragraph" style:parent-style-name="Standard">
      <style:text-properties officeooo:rsid="0000cee8" officeooo:paragraph-rsid="0002d42e"/>
    </style:style>
    <style:style style:name="P5" style:family="paragraph" style:parent-style-name="Standard">
      <style:text-properties officeooo:rsid="0000cee8" officeooo:paragraph-rsid="00059053"/>
    </style:style>
    <style:style style:name="P6" style:family="paragraph" style:parent-style-name="Standard">
      <style:text-properties officeooo:rsid="0002bd97" officeooo:paragraph-rsid="0002d42e"/>
    </style:style>
    <style:style style:name="P7" style:family="paragraph" style:parent-style-name="Standard">
      <style:text-properties officeooo:rsid="0002d42e" officeooo:paragraph-rsid="0002d42e"/>
    </style:style>
    <style:style style:name="P8" style:family="paragraph" style:parent-style-name="Standard">
      <style:text-properties officeooo:rsid="000405d5" officeooo:paragraph-rsid="000405d5"/>
    </style:style>
    <style:style style:name="P9" style:family="paragraph" style:parent-style-name="Standard">
      <style:text-properties officeooo:rsid="0004cd11" officeooo:paragraph-rsid="0004cd11"/>
    </style:style>
    <style:style style:name="P10" style:family="paragraph" style:parent-style-name="Standard">
      <style:text-properties officeooo:rsid="00050792" officeooo:paragraph-rsid="00050792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00cee8" officeooo:paragraph-rsid="0000cee8" style:font-weight-asian="bold" style:font-weight-complex="bold"/>
    </style:style>
    <style:style style:name="P13" style:family="paragraph" style:parent-style-name="Standard">
      <style:text-properties fo:font-weight="bold" officeooo:rsid="0002d42e" officeooo:paragraph-rsid="0002bd97" style:font-weight-asian="bold" style:font-weight-complex="bold"/>
    </style:style>
    <style:style style:name="P14" style:family="paragraph" style:parent-style-name="Standard">
      <style:text-properties fo:font-weight="bold" officeooo:rsid="0004cd11" officeooo:paragraph-rsid="0004cd11" style:font-weight-asian="bold" style:font-weight-complex="bold"/>
    </style:style>
    <style:style style:name="T1" style:family="text">
      <style:text-properties officeooo:rsid="0000cee8"/>
    </style:style>
    <style:style style:name="T2" style:family="text">
      <style:text-properties officeooo:rsid="0002bd97"/>
    </style:style>
    <style:style style:name="T3" style:family="text">
      <style:text-properties officeooo:rsid="0002d42e"/>
    </style:style>
    <style:style style:name="T4" style:family="text">
      <style:text-properties officeooo:rsid="000405d5"/>
    </style:style>
    <style:style style:name="T5" style:family="text">
      <style:text-properties officeooo:rsid="0004cd11"/>
    </style:style>
    <style:style style:name="T6" style:family="text">
      <style:text-properties officeooo:rsid="00059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1">1. Iden<text:span text:style-name="T1">tif</text:span>y stories based on the given process flow.</text:p>
      <text:p text:style-name="P11"/>
      <text:p text:style-name="P12">2. State assump<text:span text:style-name="T5">ti</text:span>ons and acceptance criteria made as part of each story</text:p>
      <text:p text:style-name="P13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um</text:p>
          </table:table-cell>
          <table:table-cell table:style-name="Table1.A1" office:value-type="string">
            <text:p text:style-name="P1">User Storie</text:p>
          </table:table-cell>
          <table:table-cell table:style-name="Table1.C1" office:value-type="string">
            <text:p text:style-name="P1">Acceptance Criteria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<text:span text:style-name="T6">As</text:span> a customer</text:p>
            <text:p text:style-name="P5">I want to visit the websit<text:span text:style-name="T6">e</text:span></text:p>
            <text:p text:style-name="P5"><text:span text:style-name="T6">So that</text:span> <text:span text:style-name="T6">I can </text:span>check the price of products</text:p>
          </table:table-cell>
          <table:table-cell table:style-name="Table1.C2" office:value-type="string">
            <text:p text:style-name="P1">The site must be online</text:p>
            <text:p text:style-name="P1">Must be have a product list in the sit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<text:span text:style-name="T6">As</text:span> a customer</text:p>
            <text:p text:style-name="P4">I want to <text:span text:style-name="T2">provide my address</text:span></text:p>
            <text:p text:style-name="P6"><text:span text:style-name="T6">So that</text:span> the products <text:span text:style-name="T6">will</text:span> a<text:span text:style-name="T6">r</text:span>rive at my home</text:p>
          </table:table-cell>
          <table:table-cell table:style-name="Table1.C2" office:value-type="string">
            <text:p text:style-name="P1">Customer must fill all necessary field</text:p>
            <text:p text:style-name="P1">The site must show a message to confirm the address from user</text:p>
            <text:p text:style-name="P1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6"><text:span text:style-name="T6">As</text:span> a customer</text:p>
            <text:p text:style-name="P6">I want to use my credit card</text:p>
            <text:p text:style-name="P6"><text:span text:style-name="T6">So that I can</text:span> pay my cart</text:p>
          </table:table-cell>
          <table:table-cell table:style-name="Table1.C2" office:value-type="string">
            <text:p text:style-name="P1">Credit card option must be available on the site</text:p>
            <text:p text:style-name="P1">Customer must fill all necessary field</text:p>
            <text:p text:style-name="P2">Customer can't partial your purchase</text:p>
            <text:p text:style-name="P2">Customer must select the option “credit card payment” in site at payment method session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7"><text:span text:style-name="T6">As</text:span> a customer </text:p>
            <text:p text:style-name="P7">I want to use money</text:p>
            <text:p text:style-name="P7"><text:span text:style-name="T6">So that I can</text:span> pay my cart</text:p>
          </table:table-cell>
          <table:table-cell table:style-name="Table1.C2" office:value-type="string">
            <text:p text:style-name="P2">Customer must be have a necessary money to pay your shop</text:p>
            <text:p text:style-name="P2">Delivery can't accept the payment to payback customer if the value is 2 times more than purchase price </text:p>
            <text:p text:style-name="P2">Customer must select the option “pay with money” in site at payment method session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6"><text:span text:style-name="T6">As</text:span> a customer</text:p>
            <text:p text:style-name="P6">I want to <text:span text:style-name="T4">make the checkout of my cart</text:span></text:p>
            <text:p text:style-name="P8"><text:span text:style-name="T6">So that I can</text:span> <text:span text:style-name="T6">purchase</text:span> my products</text:p>
          </table:table-cell>
          <table:table-cell table:style-name="Table1.C2" office:value-type="string">
            <text:p text:style-name="P2">Customer must have products in your cart</text:p>
            <text:p text:style-name="P2">Site must display the total value of purchase on the screen</text:p>
            <text:p text:style-name="P2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6"><text:span text:style-name="T6">As</text:span> a customer</text:p>
            <text:p text:style-name="P6">I want to <text:span text:style-name="T3">search for products</text:span></text:p>
            <text:p text:style-name="P7"><text:span text:style-name="T6">So that I can</text:span> put on my cart</text:p>
          </table:table-cell>
          <table:table-cell table:style-name="Table1.C2" office:value-type="string">
            <text:p text:style-name="P3">Site must be online</text:p>
            <text:p text:style-name="P3">Site must be have a product list</text:p>
            <text:p text:style-name="P3">Site must contains a field to customer put the name of the produc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3. How did you confirm if the stories meet the INVEST principles</text:p>
      <text:p text:style-name="P9"/>
      <text:p text:style-name="P9"><text:s/>The Invest principles that a user must be have are:</text:p>
      <text:p text:style-name="P9"><text:s/>Independent, negotiable, valuable, estimable, small and testable</text:p>
      <text:p text:style-name="P9"/>
      <text:p text:style-name="P9">So, if you look to the user storie number 4, you can see all this principles there, because this storie is independent of another storie, can be negotiable with a customer, It add value to the role and business, and can be estimable by BA, it isn't a large storie and can be testable by a QA through the UI.</text:p>
      <text:p text:style-name="P9"/>
      <text:p text:style-name="P14">4. Think about what additional stories you may add, and explain if you may need to split any stories identified for the above flow…..</text:p>
      <text:p text:style-name="P14">a. If there are multiple search options? </text:p>
      <text:p text:style-name="P14">b. If there are multiple payment options?</text:p>
      <text:p text:style-name="P14">c. If the website suggests products based on customer’s buying history?</text:p>
      <text:p text:style-name="P9"/>
      <text:p text:style-name="P9">Additional stories that can be created:</text:p>
      <text:p text:style-name="P9"/>
      <text:p text:style-name="P9">The user can search products by name, price and category</text:p>
      <text:p text:style-name="P9">The user can pay our purchase by money, credit card or bitcoin(?)</text:p>
      <text:p text:style-name="P10">Website must save a purchase historical for each customer that have a register on the sit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0:50:29.391039000</meta:creation-date>
    <dc:date>2015-06-12T10:12:48.381147000</dc:date>
    <meta:editing-duration>PT1H56M42S</meta:editing-duration>
    <meta:editing-cycles>3</meta:editing-cycles>
    <meta:generator>LibreOffice/4.4.0.3$MacOSX_X86_64 LibreOffice_project/de093506bcdc5fafd9023ee680b8c60e3e0645d7</meta:generator>
    <meta:document-statistic meta:table-count="1" meta:image-count="0" meta:object-count="0" meta:page-count="2" meta:paragraph-count="57" meta:word-count="469" meta:character-count="2458" meta:non-whitespace-character-count="2041"/>
  </office:meta>
</office:document-meta>
</file>